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7eb66" officeooo:paragraph-rsid="0017eb66"/>
    </style:style>
    <style:style style:name="P2" style:family="paragraph" style:parent-style-name="Standard">
      <style:text-properties officeooo:rsid="001a94f5" officeooo:paragraph-rsid="001a94f5"/>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start" style:justify-single-word="false"/>
      <style:text-properties officeooo:rsid="0015b212" officeooo:paragraph-rsid="0015b212"/>
    </style:style>
    <style:style style:name="P5" style:family="paragraph" style:parent-style-name="Text_20_body" style:list-style-name="L1">
      <style:paragraph-properties fo:text-align="start" style:justify-single-word="false"/>
      <style:text-properties officeooo:rsid="0015b212" officeooo:paragraph-rsid="0015b212"/>
    </style:style>
    <style:style style:name="P6" style:family="paragraph" style:parent-style-name="Text_20_body">
      <style:paragraph-properties fo:text-align="start" style:justify-single-word="false"/>
      <style:text-properties officeooo:rsid="001765d1" officeooo:paragraph-rsid="001765d1"/>
    </style:style>
    <style:style style:name="P7" style:family="paragraph" style:parent-style-name="Text_20_body">
      <style:text-properties officeooo:rsid="0018dc4f" officeooo:paragraph-rsid="0018dc4f"/>
    </style:style>
    <style:style style:name="P8" style:family="paragraph" style:parent-style-name="Text_20_body">
      <style:text-properties officeooo:rsid="0019c247" officeooo:paragraph-rsid="0019c247"/>
    </style:style>
    <style:style style:name="P9" style:family="paragraph" style:parent-style-name="Heading_20_1">
      <style:paragraph-properties fo:text-align="center" style:justify-single-word="false"/>
    </style:style>
    <style:style style:name="P10" style:family="paragraph" style:parent-style-name="Heading_20_2">
      <style:text-properties officeooo:paragraph-rsid="0017eb66"/>
    </style:style>
    <style:style style:name="P11" style:family="paragraph" style:parent-style-name="Heading_20_2">
      <style:text-properties officeooo:rsid="0017eb66" officeooo:paragraph-rsid="0017eb66"/>
    </style:style>
    <style:style style:name="P12" style:family="paragraph" style:parent-style-name="Heading_20_2">
      <style:text-properties officeooo:rsid="0018dc4f" officeooo:paragraph-rsid="0018dc4f"/>
    </style:style>
    <style:style style:name="T1" style:family="text">
      <style:text-properties officeooo:rsid="001765d1"/>
    </style:style>
    <style:style style:name="T2" style:family="text">
      <style:text-properties officeooo:rsid="0017eb66"/>
    </style:style>
    <style:style style:name="T3" style:family="text">
      <style:text-properties officeooo:rsid="0018dc4f"/>
    </style:style>
    <style:style style:name="T4" style:family="text">
      <style:text-properties officeooo:rsid="001a94f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Article prioritization using document summarization and bayesian statistics</text:h>
      <text:p text:style-name="P3"/>
      <text:p text:style-name="P4">To prioritize knowledge, we shall be using a keyword</text:p>
      <text:p text:style-name="P4"><text:span text:style-name="T1">Overall </text:span>Algorithm :</text:p>
      <text:list xml:id="list166414519838464420" text:style-name="L1">
        <text:list-item>
          <text:p text:style-name="P5">Extract keywords from the set of documents <text:span text:style-name="T2">S</text:span> = {<text:span text:style-name="T2">s</text:span>1,<text:span text:style-name="T2">s</text:span>2,<text:span text:style-name="T2">s</text:span>3, ...., <text:span text:style-name="T2">s</text:span>(n)}. We now know 'n' ordered list of keywords with their respective importance values.</text:p>
        </text:list-item>
        <text:list-item>
          <text:p text:style-name="P5">We merge the list into a single large super list. Let's say the list is called super.</text:p>
        </text:list-item>
        <text:list-item>
          <text:p text:style-name="P5">For each given term in super, we compare it's relative position within the given super list and the list it originally belonged to. Based on the relative positions of the term in two lists, the source s(i) is ranked.</text:p>
          <text:p text:style-name="P5">For example. Say a term 'T' is ranked 'a'th in the list s(i). In the super-list, the term is ranked at, say, a + delta. <text:span text:style-name="T1">&lt;insert details&gt;</text:span></text:p>
        </text:list-item>
      </text:list>
      <text:p text:style-name="P4"/>
      <text:h text:style-name="P12" text:outline-level="2">Uses of the Algorithm :</text:h>
      <text:p text:style-name="P7">The algorithm, in it's black-box definition, takes two inputs and gives one output.</text:p>
      <text:p text:style-name="P7"/>
      <text:p text:style-name="P7">INPUT : A set of keywords and a set of websites.</text:p>
      <text:p text:style-name="P7">OUTPUT : A vector of priorities pertaining to the websites. (based on the content extracted from using the keywords as seeds)</text:p>
      <text:p text:style-name="P7"/>
      <text:p text:style-name="P8">Based on the I/O, there can be multiple usage scenarios for the kPriori Algorithm :</text:p>
      <text:p text:style-name="P8">1. Standard Mode :</text:p>
      <text:p text:style-name="P8">In this mode, the input is a set of keywords from a single domain and the set of websites, either from a given domain, or generic in nature.</text:p>
      <text:p text:style-name="P8"/>
      <text:p text:style-name="P8">2. Keyword jitter mode :</text:p>
      <text:p text:style-name="P8">This mode can be used to identify if a set of keywords belong to the same domain or not. Given the inputs, we first divide the keywords into random subsets. For each subset, we run the kPriori algorithm and get the resultant vector. After repeated iterations of this algorithm, we will have multiple vectors pertaining to each run of the algorithm (for each keyword subset). By noting the jitter in the vector values, we can ascertain if the keywords belong to the same domain or not.</text:p>
      <text:p text:style-name="P8"/>
      <text:p text:style-name="P8">3. Web Categorization mode :</text:p>
      <text:p text:style-name="P8">This mode can be used to categorize a website into a particular domain. It is particularly useful if we have a strong guess of the domain. In this mode, the input is a set of keywords from a single domain. S-1 websites belong to the expected domain while the last one <text:span text:style-name="T4">is suspected to belong to the same domain.</text:span> </text:p>
      <text:p text:style-name="P8"/>
      <text:p text:style-name="P4"><text:soft-page-break/></text:p>
      <text:p text:style-name="Title">Keyword Extraction :</text:p>
      <text:p text:style-name="P6">the accuracy of the prioritization algorithm largely depends on the algorithm of extracting keyword from the given text. Two approaches can be used :</text:p>
      <text:p text:style-name="P6"/>
      <text:h text:style-name="P10" text:outline-level="2">Supervised Algorithm </text:h>
      <text:p text:style-name="Standard"><text:span text:style-name="T2">Algo </text:span>such as TF/IDF. In this method, the term frequency/inverse term frequency can be used to find out <text:span text:style-name="T2">the important terms in the text. This algorithm is very useful in cases where no. Of sources to be compared is very high. Inverse term frequency requires a sufficient number of document corpus to be calculated accurately. Further, there can be certain 'domain specific' keywords that might be negatively affected if idf is calculated for a set of documents belonging to the same domain.</text:span></text:p>
      <text:p text:style-name="Standard"/>
      <text:p text:style-name="Standard"><text:span text:style-name="T2">For example. Let us assume we are comparing n sources S = {s1,s2, ....., s(n)}. Let us assume S1 is a random document while {S2.... Sn} all belong to the same domain. Let us <text:tab/>assume we have a domain specific term set T = {t1,t2,t3......t(j)}, present in documents {S2....Sn} but not in s1. If only S is used as a corpus to find the idf values, the inverse frequency will be very low and hence the tf*idf value of all the elements in the set T would be low. So, when doing term-term comparison for the overall algorithm, due to all relavant keywords in T having low TF/IDF values, they will not contribute significantly to the source prioritization algorithm. This would cause the random document 's1' to be given a priority value higher than it should have (compared to the other document set.)</text:span></text:p>
      <text:p text:style-name="Standard"/>
      <text:p text:style-name="P1">One possible method to ameriolate the situation is to use pre-calculated corpus specific idf values. If we know that all documents in S belong to the same domain, we can use idf values calculated from the exhaustive processing of all the articles in th<text:span text:style-name="T3">at</text:span> domain. <text:span text:style-name="T3">While t</text:span>his would reduce <text:span text:style-name="T3">the tf*idf values of all common (but domain specific) terms, it would help prioritize articles based on their 'uniqueness'. On the other hand, if the document set is derived from multiple domains, then we can use a general corpus for the idf values. Wikipedia is one good source of calculating idf values for domain specific AND generic set.</text:span></text:p>
      <text:h text:style-name="P11" text:outline-level="2">Unsupervised Algorithm</text:h>
      <text:p text:style-name="P2">TextRank – uses graph sear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IN"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6T19:15:48.908107970</meta:creation-date>
    <dc:date>2014-03-16T22:18:23.371625209</dc:date>
    <meta:editing-duration>PT43S</meta:editing-duration>
    <meta:editing-cycles>1</meta:editing-cycles>
    <meta:document-statistic meta:table-count="0" meta:image-count="0" meta:object-count="0" meta:page-count="2" meta:paragraph-count="26" meta:word-count="750" meta:character-count="4259" meta:non-whitespace-character-count="3534"/>
    <meta:generator>LibreOffice/4.1.3.2$Linux_x86 LibreOffice_project/410m0$Build-2</meta:generator>
  </office:meta>
</office:document-meta>
</file>